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8255cm"/>
    </style:style>
    <style:style style:name="co2" style:family="table-column">
      <style:table-column-properties fo:break-before="auto" style:column-width="1.16416666666667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9525cm"/>
    </style:style>
    <style:style style:name="co5" style:family="table-column">
      <style:table-column-properties fo:break-before="auto" style:column-width="0.994833333333333cm"/>
    </style:style>
    <style:style style:name="co6" style:family="table-column">
      <style:table-column-properties fo:break-before="auto" style:column-width="0.931333333333333cm"/>
    </style:style>
    <style:style style:name="co7" style:family="table-column">
      <style:table-column-properties fo:break-before="auto" style:column-width="0.889cm"/>
    </style:style>
    <style:style style:name="co8" style:family="table-column">
      <style:table-column-properties fo:break-before="auto" style:column-width="0.867833333333333cm"/>
    </style:style>
    <style:style style:name="co9" style:family="table-column">
      <style:table-column-properties fo:break-before="auto" style:column-width="0.910166666666667cm"/>
    </style:style>
    <style:style style:name="co10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obl_ef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number-columns-repeated="4" table:default-cell-style-name="ce1"/>
        <table:table-column table:style-name="co10" table:number-columns-repeated="16367" table:default-cell-style-name="ce1"/>
        <table:table-row table:style-name="ro1"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40" table:style-name="ce1">
            <text:p>140</text:p>
          </table:table-cell>
          <table:table-cell office:value-type="float" office:value="160" table:style-name="ce1">
            <text:p>160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260" table:style-name="ce1">
            <text:p>260</text:p>
          </table:table-cell>
          <table:table-cell office:value-type="float" office:value="280" table:style-name="ce1">
            <text:p>280</text:p>
          </table:table-cell>
          <table:table-cell office:value-type="float" office:value="300" table:style-name="ce1">
            <text:p>300</text:p>
          </table:table-cell>
          <table:table-cell office:value-type="float" office:value="350" table:style-name="ce1">
            <text:p>350</text:p>
          </table:table-cell>
          <table:table-cell office:value-type="float" office:value="400" table:style-name="ce1">
            <text:p>400</text:p>
          </table:table-cell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5" table:formula="of:=1.5+0.05*([.A2]-1)" table:style-name="ce1">
            <text:p>1,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55" table:formula="of:=1.5+0.05*([.A3]-1)" table:style-name="ce1">
            <text:p>1,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6" table:formula="of:=1.5+0.05*([.A4]-1)" table:style-name="ce1">
            <text:p>1,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65" table:formula="of:=1.5+0.05*([.A5]-1)" table:style-name="ce1">
            <text:p>1,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7" table:formula="of:=1.5+0.05*([.A6]-1)" table:style-name="ce1">
            <text:p>1,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75" table:formula="of:=1.5+0.05*([.A7]-1)" table:style-name="ce1">
            <text:p>1,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8" table:formula="of:=1.5+0.05*([.A8]-1)" table:style-name="ce1">
            <text:p>1,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85" table:formula="of:=1.5+0.05*([.A9]-1)" table:style-name="ce1">
            <text:p>1,8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9" table:formula="of:=1.5+0.05*([.A10]-1)" table:style-name="ce1">
            <text:p>1,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95" table:formula="of:=1.5+0.05*([.A11]-1)" table:style-name="ce1">
            <text:p>1,9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formula="of:=1.5+0.05*([.A12]-1)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0499999999999998" table:formula="of:=1.5+0.05*([.A13]-1)" table:style-name="ce1">
            <text:p>2,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1" table:formula="of:=1.5+0.05*([.A14]-1)" table:style-name="ce1">
            <text:p>2,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15" table:formula="of:=1.5+0.05*([.A15]-1)" table:style-name="ce1">
            <text:p>2,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.2000000000000002" table:formula="of:=1.5+0.05*([.A16]-1)" table:style-name="ce1">
            <text:p>2,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6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25" table:formula="of:=1.5+0.05*([.A17]-1)" table:style-name="ce1">
            <text:p>2,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6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.2999999999999998" table:formula="of:=1.5+0.05*([.A18]-1)" table:style-name="ce1">
            <text:p>2,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.35" table:formula="of:=1.5+0.05*([.A19]-1)" table:style-name="ce1">
            <text:p>2,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.4" table:formula="of:=1.5+0.05*([.A20]-1)" table:style-name="ce1">
            <text:p>2,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6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.4500000000000002" table:formula="of:=1.5+0.05*([.A21]-1)" table:style-name="ce1">
            <text:p>2,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.5" table:formula="of:=1.5+0.05*([.A22]-1)" table:style-name="ce1">
            <text:p>2,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.5499999999999998" table:formula="of:=1.5+0.05*([.A23]-1)" table:style-name="ce1">
            <text:p>2,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.6" table:formula="of:=1.5+0.05*([.A24]-1)" table:style-name="ce1">
            <text:p>2,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6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.6500000000000004" table:formula="of:=1.5+0.05*([.A25]-1)" table:style-name="ce1">
            <text:p>2,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.7" table:formula="of:=1.5+0.05*([.A26]-1)" table:style-name="ce1">
            <text:p>2,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75" table:formula="of:=1.5+0.05*([.A27]-1)" table:style-name="ce1">
            <text:p>2,7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.8" table:formula="of:=1.5+0.05*([.A28]-1)" table:style-name="ce1">
            <text:p>2,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.85" table:formula="of:=1.5+0.05*([.A29]-1)" table:style-name="ce1">
            <text:p>2,8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.9000000000000004" table:formula="of:=1.5+0.05*([.A30]-1)" table:style-name="ce1">
            <text:p>2,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.95" table:formula="of:=1.5+0.05*([.A31]-1)" table:style-name="ce1">
            <text:p>2,9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3.5" table:style-name="ce1">
            <text:p>3,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4.5" table:style-name="ce1">
            <text:p>4,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erver305</dc:creator>
    <dc:date>2020-04-05T11:59:10Z</dc:date>
    <meta:editing-cycles>5</meta:editing-cycles>
    <meta:editing-duration>PT78398S</meta:editing-duration>
  </office:meta>
</office:document-meta>
</file>